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00000024266DBA1C609EE48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3.2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2cee0e" loext:opacity="100%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47cm" svg:height="8.525cm" svg:x="8.636cm" svg:y="2.921cm">
          <draw:image xlink:href="Pictures/10000001000002B00000024266DBA1C609EE486B.png" xlink:type="simple" xlink:show="embed" xlink:actuate="onLoad" draw:mime-type="image/png">
            <text:p/>
          </draw:image>
        </draw:frame>
        <draw:custom-shape draw:style-name="gr2" draw:text-style-name="P1" draw:layer="layout" svg:width="4.318cm" svg:height="1.27cm" svg:x="19.304cm" svg:y="6.2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943cm" svg:height="1.673cm" svg:x="18.933cm" svg:y="4.445cm">
          <draw:text-box>
            <text:p><text:span text:style-name="T1">(+) Accuracy</text:span></text:p>
            <text:p><text:span text:style-name="T2">(-) Performance</text:span></text:p>
          </draw:text-box>
        </draw:frame>
        <draw:custom-shape draw:style-name="gr2" draw:text-style-name="P1" draw:layer="layout" svg:width="4.318cm" svg:height="1.27cm" svg:x="3.81cm" svg:y="6.22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5.104cm" svg:height="1.673cm" svg:x="3.556cm" svg:y="4.445cm">
          <draw:text-box>
            <text:p text:style-name="P3"><text:span text:style-name="T2">(-) Accuracy</text:span></text:p>
            <text:p text:style-name="P3"><text:span text:style-name="T1">(+) Performa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4:39:13.089142426</meta:creation-date>
    <dc:date>2024-07-23T04:39:37.994755793</dc:date>
    <meta:editing-duration>PT26S</meta:editing-duration>
    <meta:editing-cycles>1</meta:editing-cycles>
    <meta:document-statistic meta:object-count="5"/>
    <meta:generator>LibreOffice/7.3.7.2$Linux_X86_64 LibreOffice_project/30$Build-2</meta:generator>
  </office:meta>
</office:document-meta>
</file>